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-TTC Ryumin" svg:font-family="'A-TTC Ryumin'" style:font-pitch="variable"/>
    <style:font-face style:name="A-TTC Shin Go" svg:font-family="'A-TTC Shin G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>
      <style:graphic-properties draw:fill="solid" draw:fill-color="#ccff99" draw:textarea-horizontal-align="justify" draw:textarea-vertical-align="middle" draw:auto-grow-height="false"/>
    </style:style>
    <style:style style:name="gr12" style:family="graphic">
      <style:graphic-properties draw:fill="solid" draw:fill-color="#ffccff" draw:textarea-horizontal-align="justify" draw:textarea-vertical-align="middle" draw:auto-grow-height="false"/>
    </style:style>
    <style:style style:name="gr13" style:family="graphic">
      <style:graphic-properties draw:fill="solid" draw:fill-color="#729fcf" draw:textarea-horizontal-align="justify" draw:textarea-vertical-align="middle" draw:auto-grow-height="false"/>
    </style:style>
    <style:style style:name="gr14" style:family="graphic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c5000b" draw:marker-start-width="0.276cm" draw:marker-end-width="0.276cm" draw:fill="solid" draw:fill-color="#ffcc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-dash="Ultrafine_20_Dashed" draw:fill="solid" draw:fill-color="#ff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1.696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style:font-name="A-TTC Shin Go" fo:font-size="16pt" style:font-name-asian="A-TTC Shin Go" style:font-size-asian="16pt" style:font-size-complex="16pt"/>
    </style:style>
    <style:style style:name="P3" style:family="paragraph">
      <style:paragraph-properties fo:text-align="center"/>
      <style:text-properties style:font-name="Helvetica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-TTC Shin Go" style:font-name-asian="A-TTC Shin Go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style:font-name="A-TTC Shin Go" fo:font-size="18pt" style:font-name-asian="A-TTC Shin Go" style:font-size-asian="18pt" style:font-size-complex="18pt"/>
    </style:style>
    <style:style style:name="P8" style:family="paragraph">
      <style:paragraph-properties fo:text-align="center"/>
      <style:text-properties style:font-name="Helvetica" style:font-name-asian="A-TTC Shin Go"/>
    </style:style>
    <style:style style:name="P9" style:family="paragraph">
      <style:text-properties style:font-name="A-TTC Shin Go"/>
    </style:style>
    <style:style style:name="P10" style:family="paragraph">
      <style:paragraph-properties fo:text-align="center"/>
      <style:text-properties style:font-name="Helvetica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style:font-name="A-TTC Shin Go" fo:font-size="18pt" style:font-name-asian="A-TTC Shin Go"/>
    </style:style>
    <style:style style:name="P13" style:family="paragraph">
      <style:paragraph-properties fo:text-align="center"/>
      <style:text-properties style:font-name="Helvetica" fo:font-size="18pt" style:font-name-asian="A-TTC Shin Go"/>
    </style:style>
    <style:style style:name="P14" style:family="paragraph">
      <style:text-properties style:font-name="A-TTC Shin Go" fo:font-size="18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" fo:font-size="10pt" style:font-name-asian="Times-Roman" style:font-size-asian="10pt" style:font-name-complex="Times-Roman" style:font-size-complex="10pt"/>
    </style:style>
    <style:style style:name="P1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" fo:font-size="10pt" style:font-name-asian="Times-Roman" style:font-size-asian="10pt" style:font-name-complex="Times-Roman" style:font-size-complex="10pt"/>
    </style:style>
    <style:style style:name="P17" style:family="paragraph">
      <style:text-properties fo:font-size="20pt"/>
    </style:style>
    <style:style style:name="P18" style:family="paragraph">
      <style:text-properties style:font-name="A-TTC Ryumin" fo:font-size="22pt" style:font-name-asian="A-TTC Ryumin" style:font-size-asian="22pt" style:font-size-complex="22pt"/>
    </style:style>
    <style:style style:name="T1" style:family="text">
      <style:text-properties style:font-name="A-TTC Shin Go" fo:font-size="16pt" style:font-name-asian="A-TTC Shin Go" style:font-size-asian="16pt" style:font-size-complex="16pt"/>
    </style:style>
    <style:style style:name="T2" style:family="text">
      <style:text-properties style:font-name="Helvetica"/>
    </style:style>
    <style:style style:name="T3" style:family="text">
      <style:text-properties style:font-name="A-TTC Shin Go" style:font-name-asian="A-TTC Shin Go"/>
    </style:style>
    <style:style style:name="T4" style:family="text">
      <style:text-properties style:font-name="A-TTC Shin Go" fo:font-size="18pt" style:font-name-asian="A-TTC Shin Go" style:font-size-asian="18pt" style:font-size-complex="18pt"/>
    </style:style>
    <style:style style:name="T5" style:family="text">
      <style:text-properties style:font-name="Helvetica" style:font-name-asian="A-TTC Shin Go"/>
    </style:style>
    <style:style style:name="T6" style:family="text">
      <style:text-properties style:font-name="A-TTC Shin Go"/>
    </style:style>
    <style:style style:name="T7" style:family="text">
      <style:text-properties fo:color="#000000" style:text-outline="false" style:text-line-through-style="none" style:font-name="A-TTC Shin Go" fo:font-size="16pt" fo:font-style="normal" fo:text-shadow="none" style:text-underline-style="none" fo:font-weight="normal" style:letter-kerning="true" style:font-name-asian="A-TTC Shin Go" style:font-size-asian="16pt" style:font-style-asian="normal" style:font-weight-asian="normal" style:font-name-complex="Times-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-TTC Ryumin" fo:font-size="22pt" style:font-name-asian="A-TTC Ryumin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4.665cm" svg:height="1.75cm" svg:x="1.578cm" svg:y="6.873cm">
          <text:p text:style-name="P1"><text:span text:style-name="T1">.re</text:span><text:span text:style-name="T1">ファイル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48cm" svg:height="1.842cm" svg:x="8.193cm" svg:y="7.034cm">
          <text:p text:style-name="P3"><text:span text:style-name="T2">review-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.665cm" svg:height="1.749cm" svg:x="14.401cm" svg:y="6.95cm">
          <text:p text:style-name="P4"><text:span text:style-name="T3">.tex</text:span><text:span text:style-name="T3">ファイル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4.665cm" svg:height="1.749cm" svg:x="1.602cm" svg:y="3.751cm">
          <text:p text:style-name="P4"><text:span text:style-name="T3">.ym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665cm" svg:height="1.749cm" svg:x="14.503cm" svg:y="3.752cm">
          <text:p text:style-name="P4"><text:span text:style-name="T3">.st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4.665cm" svg:height="1.749cm" svg:x="20.902cm" svg:y="10.251cm">
          <text:p text:style-name="P4"><text:span text:style-name="T3">.dv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.248cm" svg:height="1.842cm" svg:x="20.599cm" svg:y="7.112cm">
          <text:p text:style-name="P3"><text:span text:style-name="T2">la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4" draw:id="id4" draw:layer="layout" svg:width="4.665cm" svg:height="1.749cm" svg:x="14.502cm" svg:y="7.051cm">
          <text:p text:style-name="P4"><text:span text:style-name="T3">.tex</text:span><text:span text:style-name="T3">ファイル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665cm" svg:height="1.749cm" svg:x="14.603cm" svg:y="7.152cm">
          <text:p text:style-name="P4"><text:span text:style-name="T3">.tex</text:span><text:span text:style-name="T3">ファイル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" draw:id="id10" draw:layer="layout" svg:width="4.665cm" svg:height="1.749cm" svg:x="14.603cm" svg:y="7.152cm">
          <text:p text:style-name="P4"><text:span text:style-name="T3">.t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65cm" svg:height="1.75cm" svg:x="1.679cm" svg:y="6.973cm">
          <text:p text:style-name="P1"><text:span text:style-name="T1">.re</text:span><text:span text:style-name="T1">ファイル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3" draw:id="id3" draw:layer="layout" svg:width="4.665cm" svg:height="1.75cm" svg:x="1.78cm" svg:y="7.073cm">
          <text:p text:style-name="P6"><text:span text:style-name="T4">.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.248cm" svg:height="1.816cm" svg:x="20.599cm" svg:y="13.233cm">
          <text:p text:style-name="P3"><text:span text:style-name="T2">dvipdf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9" draw:id="id9" draw:layer="layout" svg:width="4.665cm" svg:height="1.749cm" svg:x="20.903cm" svg:y="16.352cm">
          <text:p text:style-name="P3"><text:span text:style-name="T5">.pdf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267cm" svg:y1="4.625cm" svg:x2="8.193cm" svg:y2="7.955cm" draw:start-shape="id1" draw:start-glue-point="1" draw:end-shape="id2" draw:end-glue-point="3" svg:d="m6267 4625h963v3330h963" svg:viewBox="0 0 1927 3331">
          <text:p/>
        </draw:connector>
        <draw:connector draw:style-name="gr5" draw:text-style-name="P4" draw:layer="layout" svg:x1="6.445cm" svg:y1="7.948cm" svg:x2="8.193cm" svg:y2="7.955cm" draw:start-shape="id3" draw:start-glue-point="1" draw:end-shape="id2" draw:end-glue-point="3" svg:d="m6445 7948h874v7h874" svg:viewBox="0 0 1749 8">
          <text:p/>
        </draw:connector>
        <draw:connector draw:style-name="gr5" draw:text-style-name="P4" draw:layer="layout" svg:x1="13.441cm" svg:y1="7.955cm" svg:x2="14.502cm" svg:y2="7.925cm" draw:start-shape="id2" draw:start-glue-point="1" draw:end-shape="id4" draw:end-glue-point="3" svg:d="m13441 7955h531v-30h530" svg:viewBox="0 0 1062 31">
          <text:p/>
        </draw:connector>
        <draw:connector draw:style-name="gr5" draw:text-style-name="P4" draw:layer="layout" svg:x1="19.168cm" svg:y1="4.626cm" svg:x2="20.599cm" svg:y2="8.033cm" draw:start-shape="id5" draw:start-glue-point="1" draw:end-shape="id6" draw:end-glue-point="3" svg:d="m19168 4626h715v3407h716" svg:viewBox="0 0 1432 3408">
          <text:p/>
        </draw:connector>
        <draw:connector draw:style-name="gr5" draw:text-style-name="P4" draw:layer="layout" svg:x1="23.223cm" svg:y1="8.954cm" svg:x2="23.234cm" svg:y2="10.251cm" draw:start-shape="id6" draw:start-glue-point="2" draw:end-shape="id7" draw:end-glue-point="0" svg:d="m23223 8954v649h11v648" svg:viewBox="0 0 12 1298">
          <text:p/>
        </draw:connector>
        <draw:connector draw:style-name="gr5" draw:text-style-name="P4" draw:layer="layout" svg:x1="23.234cm" svg:y1="12cm" svg:x2="23.223cm" svg:y2="13.233cm" draw:start-shape="id7" draw:start-glue-point="2" draw:end-shape="id8" draw:end-glue-point="0" svg:d="m23234 12000v616h-11v617" svg:viewBox="0 0 12 1234">
          <text:p/>
        </draw:connector>
        <draw:connector draw:style-name="gr5" draw:text-style-name="P4" draw:layer="layout" svg:x1="23.223cm" svg:y1="15.049cm" svg:x2="23.235cm" svg:y2="16.352cm" draw:start-shape="id8" draw:start-glue-point="2" draw:end-shape="id9" draw:end-glue-point="0" svg:d="m23223 15049v652h12v651" svg:viewBox="0 0 13 1304">
          <text:p/>
        </draw:connector>
        <draw:custom-shape draw:style-name="gr6" draw:text-style-name="P4" draw:layer="layout" svg:width="18.95cm" svg:height="9.144cm" svg:x="7.466cm" svg:y="6.3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9.268cm" svg:y1="8.026cm" svg:x2="20.599cm" svg:y2="8.033cm" draw:start-shape="id10" draw:start-glue-point="1" draw:end-shape="id6" draw:end-glue-point="3" svg:d="m19268 8026h665v7h666" svg:viewBox="0 0 1332 8">
          <text:p/>
        </draw:connector>
        <draw:frame draw:style-name="gr8" draw:text-style-name="P9" draw:layer="layout" svg:width="5.993cm" svg:height="0.886cm" svg:x="7.412cm" svg:y="15.508cm">
          <draw:text-box>
            <text:p text:style-name="P9"><text:span text:style-name="T6">review-pdfmak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2" draw:layer="Layout" svg:width="4.665cm" svg:height="1.75cm" svg:x="1.578cm" svg:y="6.873cm">
          <text:p text:style-name="P1"><text:span text:style-name="T1">.re</text:span><text:span text:style-name="T1">ファイル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2" draw:id="id12" draw:layer="Layout" svg:width="5.248cm" svg:height="1.842cm" svg:x="8.193cm" svg:y="7.034cm">
          <text:p text:style-name="P10"><text:span text:style-name="T2">review-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4.665cm" svg:height="1.749cm" svg:x="14.401cm" svg:y="6.95cm">
          <text:p text:style-name="P11"><text:span text:style-name="T3">.tex</text:span><text:span text:style-name="T3">ファイル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1" draw:id="id11" draw:layer="Layout" svg:width="4.665cm" svg:height="1.749cm" svg:x="1.602cm" svg:y="3.751cm">
          <text:p text:style-name="P11"><text:span text:style-name="T3">.yml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5" draw:id="id15" draw:layer="Layout" svg:width="4.665cm" svg:height="1.749cm" svg:x="14.503cm" svg:y="3.752cm">
          <text:p text:style-name="P11"><text:span text:style-name="T3">.s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7" draw:id="id17" draw:layer="Layout" svg:width="4.665cm" svg:height="1.749cm" svg:x="20.902cm" svg:y="10.251cm">
          <text:p text:style-name="P11"><text:span text:style-name="T3">.dvi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6" draw:id="id16" draw:layer="Layout" svg:width="5.248cm" svg:height="1.842cm" svg:x="20.599cm" svg:y="7.112cm">
          <text:p text:style-name="P10"><text:span text:style-name="T2">la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4" draw:id="id14" draw:layer="Layout" svg:width="4.665cm" svg:height="1.749cm" svg:x="14.502cm" svg:y="7.051cm">
          <text:p text:style-name="P11"><text:span text:style-name="T3">.tex</text:span><text:span text:style-name="T3">ファイ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665cm" svg:height="1.749cm" svg:x="14.603cm" svg:y="7.152cm">
          <text:p text:style-name="P11"><text:span text:style-name="T3">.tex</text:span><text:span text:style-name="T3">ファイ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0" draw:id="id20" draw:layer="Layout" svg:width="4.665cm" svg:height="1.749cm" svg:x="14.603cm" svg:y="7.152cm">
          <text:p text:style-name="P11"><text:span text:style-name="T3">.te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65cm" svg:height="1.75cm" svg:x="1.679cm" svg:y="6.973cm">
          <text:p text:style-name="P1"><text:span text:style-name="T1">.re</text:span><text:span text:style-name="T1">ファイ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3" draw:id="id13" draw:layer="Layout" svg:width="4.665cm" svg:height="1.75cm" svg:x="1.78cm" svg:y="7.073cm">
          <text:p text:style-name="P6"><text:span text:style-name="T4">.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8" draw:id="id18" draw:layer="Layout" svg:width="5.248cm" svg:height="1.816cm" svg:x="20.599cm" svg:y="13.233cm">
          <text:p text:style-name="P10"><text:span text:style-name="T2">dvipdf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19" draw:id="id19" draw:layer="Layout" svg:width="4.665cm" svg:height="1.749cm" svg:x="20.903cm" svg:y="16.352cm">
          <text:p text:style-name="P10"><text:span text:style-name="T5">.pdf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267cm" svg:y1="4.625cm" svg:x2="8.193cm" svg:y2="7.955cm" draw:start-shape="id11" draw:start-glue-point="1" draw:end-shape="id12" draw:end-glue-point="3" svg:d="m6267 4625h963v3330h963" svg:viewBox="0 0 1927 3331">
          <text:p/>
        </draw:connector>
        <draw:connector draw:style-name="gr5" draw:text-style-name="P4" draw:layer="layout" svg:x1="6.445cm" svg:y1="7.948cm" svg:x2="8.193cm" svg:y2="7.955cm" draw:start-shape="id13" draw:start-glue-point="1" draw:end-shape="id12" draw:end-glue-point="3" svg:d="m6445 7948h874v7h874" svg:viewBox="0 0 1749 8">
          <text:p/>
        </draw:connector>
        <draw:connector draw:style-name="gr5" draw:text-style-name="P4" draw:layer="layout" svg:x1="13.441cm" svg:y1="7.955cm" svg:x2="14.502cm" svg:y2="7.925cm" draw:start-shape="id12" draw:start-glue-point="1" draw:end-shape="id14" draw:end-glue-point="3" svg:d="m13441 7955h531v-30h530" svg:viewBox="0 0 1062 31">
          <text:p/>
        </draw:connector>
        <draw:connector draw:style-name="gr5" draw:text-style-name="P4" draw:layer="layout" svg:x1="19.168cm" svg:y1="4.626cm" svg:x2="20.599cm" svg:y2="8.033cm" draw:start-shape="id15" draw:start-glue-point="1" draw:end-shape="id16" draw:end-glue-point="3" svg:d="m19168 4626h715v3407h716" svg:viewBox="0 0 1432 3408">
          <text:p/>
        </draw:connector>
        <draw:connector draw:style-name="gr5" draw:text-style-name="P4" draw:layer="layout" svg:x1="23.223cm" svg:y1="8.954cm" svg:x2="23.234cm" svg:y2="10.251cm" draw:start-shape="id16" draw:start-glue-point="2" draw:end-shape="id17" draw:end-glue-point="0" svg:d="m23223 8954v649h11v648" svg:viewBox="0 0 12 1298">
          <text:p/>
        </draw:connector>
        <draw:connector draw:style-name="gr5" draw:text-style-name="P4" draw:layer="layout" svg:x1="23.234cm" svg:y1="12cm" svg:x2="23.223cm" svg:y2="13.233cm" draw:start-shape="id17" draw:start-glue-point="2" draw:end-shape="id18" draw:end-glue-point="0" svg:d="m23234 12000v616h-11v617" svg:viewBox="0 0 12 1234">
          <text:p/>
        </draw:connector>
        <draw:connector draw:style-name="gr5" draw:text-style-name="P4" draw:layer="layout" svg:x1="23.223cm" svg:y1="15.049cm" svg:x2="23.235cm" svg:y2="16.352cm" draw:start-shape="id18" draw:start-glue-point="2" draw:end-shape="id19" draw:end-glue-point="0" svg:d="m23223 15049v652h12v651" svg:viewBox="0 0 13 1304">
          <text:p/>
        </draw:connector>
        <draw:custom-shape draw:style-name="gr14" draw:text-style-name="P4" draw:layer="Layout" svg:width="18.95cm" svg:height="9.144cm" svg:x="7.466cm" svg:y="6.3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9.268cm" svg:y1="8.026cm" svg:x2="20.599cm" svg:y2="8.033cm" draw:start-shape="id20" draw:start-glue-point="1" draw:end-shape="id16" draw:end-glue-point="3" svg:d="m19268 8026h665v7h666" svg:viewBox="0 0 1332 8">
          <text:p/>
        </draw:connector>
        <draw:frame draw:style-name="gr8" draw:text-style-name="P14" draw:layer="layout" svg:width="5.993cm" svg:height="0.886cm" svg:x="7.412cm" svg:y="15.508cm">
          <draw:text-box>
            <text:p text:style-name="P14"><text:span text:style-name="T6">review-pdfmaker</text:span></text:p>
          </draw:text-box>
        </draw:frame>
        <draw:custom-shape draw:style-name="gr15" draw:text-style-name="P2" xml:id="id21" draw:id="id21" draw:layer="layout" svg:width="4.665cm" svg:height="1.749cm" svg:x="8.503cm" svg:y="3.752cm">
          <text:p text:style-name="P1"><text:span text:style-name="T1">layout.tex.e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0.835cm" svg:y1="5.501cm" svg:x2="10.817cm" svg:y2="7.034cm" draw:start-shape="id21" draw:start-glue-point="2" draw:end-shape="id12" draw:end-glue-point="0" svg:d="m10835 5501v779h-18v754" svg:viewBox="0 0 19 1534">
          <text:p/>
        </draw:connector>
        <draw:custom-shape draw:style-name="gr16" draw:text-style-name="P16" xml:id="id22" draw:id="id22" draw:layer="layout" svg:width="4.665cm" svg:height="1.749cm" svg:x="8.504cm" svg:y="10.953cm">
          <text:p text:style-name="P15"><text:span text:style-name="T7">review.tex.e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3.677cm" svg:height="1.102cm" svg:x="8.313cm" svg:y="2.608cm">
          <draw:text-box>
            <text:p text:style-name="P14"><text:span text:style-name="T6">優先で適用</text:span></text:p>
          </draw:text-box>
        </draw:frame>
        <draw:connector draw:style-name="gr17" draw:text-style-name="P4" draw:layer="layout" svg:x1="10.836cm" svg:y1="10.953cm" svg:x2="10.817cm" svg:y2="8.876cm" draw:start-shape="id22" draw:start-glue-point="0" draw:end-shape="id12" draw:end-glue-point="2" svg:d="m10836 10953v-1038h-19v-1039" svg:viewBox="0 0 20 2078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8" draw:text-style-name="P4" draw:layer="layout" svg:width="5.913cm" svg:height="8.672cm" svg:x="14.75cm" svg:y="6.48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5.912cm" svg:height="8.672cm" svg:x="20.958cm" svg:y="6.48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8" draw:layer="layout" svg:width="2.83cm" svg:height="1.026cm" svg:x="21.417cm" svg:y="7.121cm">
            <draw:text-box>
              <text:p text:style-name="P18"><text:span text:style-name="T8">第</text:span><text:span text:style-name="T8">○</text:span><text:span text:style-name="T8">章</text:span></text:p>
            </draw:text-box>
          </draw:frame>
          <draw:line draw:style-name="gr20" draw:text-style-name="P4" draw:layer="layout" svg:x1="21.761cm" svg:y1="9.522cm" svg:x2="26.097cm" svg:y2="9.522cm">
            <text:p/>
          </draw:line>
          <draw:line draw:style-name="gr20" draw:text-style-name="P4" draw:layer="layout" svg:x1="21.761cm" svg:y1="10.298cm" svg:x2="26.097cm" svg:y2="10.298cm">
            <text:p/>
          </draw:line>
          <draw:line draw:style-name="gr20" draw:text-style-name="P4" draw:layer="layout" svg:x1="21.761cm" svg:y1="11.074cm" svg:x2="26.097cm" svg:y2="11.074cm">
            <text:p/>
          </draw:line>
          <draw:line draw:style-name="gr20" draw:text-style-name="P4" draw:layer="layout" svg:x1="21.761cm" svg:y1="11.85cm" svg:x2="26.097cm" svg:y2="11.85cm">
            <text:p/>
          </draw:line>
          <draw:line draw:style-name="gr20" draw:text-style-name="P4" draw:layer="layout" svg:x1="21.761cm" svg:y1="12.626cm" svg:x2="26.097cm" svg:y2="12.626cm">
            <text:p/>
          </draw:line>
          <draw:line draw:style-name="gr20" draw:text-style-name="P4" draw:layer="layout" svg:x1="21.761cm" svg:y1="13.402cm" svg:x2="26.097cm" svg:y2="13.402cm">
            <text:p/>
          </draw:line>
          <draw:line draw:style-name="gr20" draw:text-style-name="P4" draw:layer="layout" svg:x1="21.761cm" svg:y1="14.178cm" svg:x2="26.097cm" svg:y2="14.178cm">
            <text:p/>
          </draw:line>
        </draw:g>
        <draw:custom-shape draw:style-name="gr21" draw:text-style-name="P4" draw:layer="Layout" svg:width="5.913cm" svg:height="8.672cm" svg:x="1.35cm" svg:y="6.4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912cm" svg:height="8.672cm" svg:x="7.558cm" svg:y="6.488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.83cm" svg:height="1.026cm" svg:x="8.017cm" svg:y="7.121cm">
          <draw:text-box>
            <text:p text:style-name="P18"><text:span text:style-name="T8">第○章</text:span></text:p>
          </draw:text-box>
        </draw:frame>
        <draw:line draw:style-name="gr20" draw:text-style-name="P4" draw:layer="layout" svg:x1="8.361cm" svg:y1="9.522cm" svg:x2="12.697cm" svg:y2="9.522cm">
          <text:p/>
        </draw:line>
        <draw:line draw:style-name="gr20" draw:text-style-name="P4" draw:layer="layout" svg:x1="8.361cm" svg:y1="10.298cm" svg:x2="12.697cm" svg:y2="10.298cm">
          <text:p/>
        </draw:line>
        <draw:line draw:style-name="gr20" draw:text-style-name="P4" draw:layer="layout" svg:x1="8.361cm" svg:y1="11.074cm" svg:x2="12.697cm" svg:y2="11.074cm">
          <text:p/>
        </draw:line>
        <draw:line draw:style-name="gr20" draw:text-style-name="P4" draw:layer="layout" svg:x1="8.361cm" svg:y1="11.85cm" svg:x2="12.697cm" svg:y2="11.85cm">
          <text:p/>
        </draw:line>
        <draw:line draw:style-name="gr20" draw:text-style-name="P4" draw:layer="layout" svg:x1="8.361cm" svg:y1="12.626cm" svg:x2="12.697cm" svg:y2="12.626cm">
          <text:p/>
        </draw:line>
        <draw:line draw:style-name="gr20" draw:text-style-name="P4" draw:layer="layout" svg:x1="8.361cm" svg:y1="13.402cm" svg:x2="12.697cm" svg:y2="13.402cm">
          <text:p/>
        </draw:line>
        <draw:line draw:style-name="gr20" draw:text-style-name="P4" draw:layer="layout" svg:x1="8.361cm" svg:y1="14.178cm" svg:x2="12.697cm" svg:y2="14.178cm">
          <text:p/>
        </draw:line>
        <draw:line draw:style-name="gr20" draw:text-style-name="P4" draw:layer="layout" svg:x1="2.161cm" svg:y1="9.522cm" svg:x2="6.497cm" svg:y2="9.522cm">
          <text:p/>
        </draw:line>
        <draw:line draw:style-name="gr20" draw:text-style-name="P4" draw:layer="layout" svg:x1="2.161cm" svg:y1="10.298cm" svg:x2="6.497cm" svg:y2="10.298cm">
          <text:p/>
        </draw:line>
        <draw:line draw:style-name="gr20" draw:text-style-name="P4" draw:layer="layout" svg:x1="2.161cm" svg:y1="11.074cm" svg:x2="6.497cm" svg:y2="11.074cm">
          <text:p/>
        </draw:line>
        <draw:line draw:style-name="gr20" draw:text-style-name="P4" draw:layer="layout" svg:x1="2.161cm" svg:y1="11.85cm" svg:x2="6.497cm" svg:y2="11.85cm">
          <text:p/>
        </draw:line>
        <draw:line draw:style-name="gr20" draw:text-style-name="P4" draw:layer="layout" svg:x1="2.161cm" svg:y1="12.626cm" svg:x2="6.497cm" svg:y2="12.626cm">
          <text:p/>
        </draw:line>
        <draw:line draw:style-name="gr20" draw:text-style-name="P4" draw:layer="layout" svg:x1="2.161cm" svg:y1="13.402cm" svg:x2="6.497cm" svg:y2="13.402cm">
          <text:p/>
        </draw:line>
        <draw:line draw:style-name="gr20" draw:text-style-name="P4" draw:layer="layout" svg:x1="2.161cm" svg:y1="14.178cm" svg:x2="6.497cm" svg:y2="14.178cm">
          <text:p/>
        </draw:line>
        <draw:line draw:style-name="gr20" draw:text-style-name="P4" draw:layer="layout" svg:x1="2.161cm" svg:y1="8.722cm" svg:x2="6.497cm" svg:y2="8.722cm">
          <text:p/>
        </draw:line>
        <draw:line draw:style-name="gr20" draw:text-style-name="P4" draw:layer="layout" svg:x1="2.161cm" svg:y1="7.822cm" svg:x2="6.497cm" svg:y2="7.822cm">
          <text:p/>
        </draw:lin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8" draw:text-style-name="P4" draw:layer="layout" svg:width="5.912cm" svg:height="8.672cm" svg:x="20.958cm" svg:y="6.4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913cm" svg:height="8.672cm" svg:x="1.35cm" svg:y="6.4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912cm" svg:height="8.672cm" svg:x="7.558cm" svg:y="6.488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.83cm" svg:height="1.026cm" svg:x="8.017cm" svg:y="7.121cm">
          <draw:text-box>
            <text:p text:style-name="P18"><text:span text:style-name="T8">第○章</text:span></text:p>
          </draw:text-box>
        </draw:frame>
        <draw:line draw:style-name="gr20" draw:text-style-name="P4" draw:layer="layout" svg:x1="8.361cm" svg:y1="9.522cm" svg:x2="12.697cm" svg:y2="9.522cm">
          <text:p/>
        </draw:line>
        <draw:line draw:style-name="gr20" draw:text-style-name="P4" draw:layer="layout" svg:x1="8.361cm" svg:y1="10.298cm" svg:x2="12.697cm" svg:y2="10.298cm">
          <text:p/>
        </draw:line>
        <draw:line draw:style-name="gr20" draw:text-style-name="P4" draw:layer="layout" svg:x1="8.361cm" svg:y1="11.074cm" svg:x2="12.697cm" svg:y2="11.074cm">
          <text:p/>
        </draw:line>
        <draw:line draw:style-name="gr20" draw:text-style-name="P4" draw:layer="layout" svg:x1="8.361cm" svg:y1="11.85cm" svg:x2="12.697cm" svg:y2="11.85cm">
          <text:p/>
        </draw:line>
        <draw:line draw:style-name="gr20" draw:text-style-name="P4" draw:layer="layout" svg:x1="8.361cm" svg:y1="12.626cm" svg:x2="12.697cm" svg:y2="12.626cm">
          <text:p/>
        </draw:line>
        <draw:line draw:style-name="gr20" draw:text-style-name="P4" draw:layer="layout" svg:x1="8.361cm" svg:y1="13.402cm" svg:x2="12.697cm" svg:y2="13.402cm">
          <text:p/>
        </draw:line>
        <draw:line draw:style-name="gr20" draw:text-style-name="P4" draw:layer="layout" svg:x1="8.361cm" svg:y1="14.178cm" svg:x2="12.697cm" svg:y2="14.178cm">
          <text:p/>
        </draw:line>
        <draw:line draw:style-name="gr20" draw:text-style-name="P4" draw:layer="layout" svg:x1="2.161cm" svg:y1="9.522cm" svg:x2="6.497cm" svg:y2="9.522cm">
          <text:p/>
        </draw:line>
        <draw:line draw:style-name="gr20" draw:text-style-name="P4" draw:layer="layout" svg:x1="2.161cm" svg:y1="10.298cm" svg:x2="6.497cm" svg:y2="10.298cm">
          <text:p/>
        </draw:line>
        <draw:line draw:style-name="gr20" draw:text-style-name="P4" draw:layer="layout" svg:x1="2.161cm" svg:y1="11.074cm" svg:x2="6.497cm" svg:y2="11.074cm">
          <text:p/>
        </draw:line>
        <draw:line draw:style-name="gr20" draw:text-style-name="P4" draw:layer="layout" svg:x1="2.161cm" svg:y1="11.85cm" svg:x2="6.497cm" svg:y2="11.85cm">
          <text:p/>
        </draw:line>
        <draw:line draw:style-name="gr20" draw:text-style-name="P4" draw:layer="layout" svg:x1="2.161cm" svg:y1="12.626cm" svg:x2="6.497cm" svg:y2="12.626cm">
          <text:p/>
        </draw:line>
        <draw:line draw:style-name="gr20" draw:text-style-name="P4" draw:layer="layout" svg:x1="2.161cm" svg:y1="13.402cm" svg:x2="6.497cm" svg:y2="13.402cm">
          <text:p/>
        </draw:line>
        <draw:line draw:style-name="gr20" draw:text-style-name="P4" draw:layer="layout" svg:x1="2.161cm" svg:y1="14.178cm" svg:x2="6.497cm" svg:y2="14.178cm">
          <text:p/>
        </draw:line>
        <draw:line draw:style-name="gr20" draw:text-style-name="P4" draw:layer="layout" svg:x1="2.161cm" svg:y1="8.722cm" svg:x2="6.497cm" svg:y2="8.722cm">
          <text:p/>
        </draw:line>
        <draw:line draw:style-name="gr20" draw:text-style-name="P4" draw:layer="layout" svg:x1="2.161cm" svg:y1="7.822cm" svg:x2="6.497cm" svg:y2="7.822cm">
          <text:p/>
        </draw:line>
        <draw:g>
          <draw:custom-shape draw:style-name="gr18" draw:text-style-name="P4" draw:layer="layout" svg:width="5.912cm" svg:height="8.672cm" svg:x="14.758cm" svg:y="6.48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8" draw:layer="layout" svg:width="2.83cm" svg:height="1.026cm" svg:x="15.217cm" svg:y="7.121cm">
            <draw:text-box>
              <text:p text:style-name="P18"><text:span text:style-name="T8">第</text:span><text:span text:style-name="T8">○</text:span><text:span text:style-name="T8">章</text:span></text:p>
            </draw:text-box>
          </draw:frame>
          <draw:line draw:style-name="gr20" draw:text-style-name="P4" draw:layer="layout" svg:x1="15.561cm" svg:y1="9.522cm" svg:x2="19.897cm" svg:y2="9.522cm">
            <text:p/>
          </draw:line>
          <draw:line draw:style-name="gr20" draw:text-style-name="P4" draw:layer="layout" svg:x1="15.561cm" svg:y1="10.298cm" svg:x2="19.897cm" svg:y2="10.298cm">
            <text:p/>
          </draw:line>
          <draw:line draw:style-name="gr20" draw:text-style-name="P4" draw:layer="layout" svg:x1="15.561cm" svg:y1="11.074cm" svg:x2="19.897cm" svg:y2="11.074cm">
            <text:p/>
          </draw:line>
          <draw:line draw:style-name="gr20" draw:text-style-name="P4" draw:layer="layout" svg:x1="15.561cm" svg:y1="11.85cm" svg:x2="19.897cm" svg:y2="11.85cm">
            <text:p/>
          </draw:line>
          <draw:line draw:style-name="gr20" draw:text-style-name="P4" draw:layer="layout" svg:x1="15.561cm" svg:y1="12.626cm" svg:x2="19.897cm" svg:y2="12.626cm">
            <text:p/>
          </draw:line>
          <draw:line draw:style-name="gr20" draw:text-style-name="P4" draw:layer="layout" svg:x1="15.561cm" svg:y1="13.402cm" svg:x2="19.897cm" svg:y2="13.402cm">
            <text:p/>
          </draw:line>
          <draw:line draw:style-name="gr20" draw:text-style-name="P4" draw:layer="layout" svg:x1="15.561cm" svg:y1="14.178cm" svg:x2="19.897cm" svg:y2="14.178cm">
            <text:p/>
          </draw:line>
        </draw:g>
        <draw:line draw:style-name="gr20" draw:text-style-name="P4" draw:layer="layout" svg:x1="21.761cm" svg:y1="9.522cm" svg:x2="26.097cm" svg:y2="9.522cm">
          <text:p/>
        </draw:line>
        <draw:line draw:style-name="gr20" draw:text-style-name="P4" draw:layer="layout" svg:x1="21.761cm" svg:y1="10.298cm" svg:x2="26.097cm" svg:y2="10.298cm">
          <text:p/>
        </draw:line>
        <draw:line draw:style-name="gr20" draw:text-style-name="P4" draw:layer="layout" svg:x1="21.761cm" svg:y1="11.074cm" svg:x2="26.097cm" svg:y2="11.074cm">
          <text:p/>
        </draw:line>
        <draw:line draw:style-name="gr20" draw:text-style-name="P4" draw:layer="layout" svg:x1="21.761cm" svg:y1="11.85cm" svg:x2="26.097cm" svg:y2="11.85cm">
          <text:p/>
        </draw:line>
        <draw:line draw:style-name="gr20" draw:text-style-name="P4" draw:layer="layout" svg:x1="21.761cm" svg:y1="12.626cm" svg:x2="26.097cm" svg:y2="12.626cm">
          <text:p/>
        </draw:line>
        <draw:line draw:style-name="gr20" draw:text-style-name="P4" draw:layer="layout" svg:x1="21.761cm" svg:y1="13.402cm" svg:x2="26.097cm" svg:y2="13.402cm">
          <text:p/>
        </draw:line>
        <draw:line draw:style-name="gr20" draw:text-style-name="P4" draw:layer="layout" svg:x1="21.761cm" svg:y1="14.178cm" svg:x2="26.097cm" svg:y2="14.178cm">
          <text:p/>
        </draw:line>
        <draw:line draw:style-name="gr20" draw:text-style-name="P4" draw:layer="layout" svg:x1="21.761cm" svg:y1="8.722cm" svg:x2="26.097cm" svg:y2="8.722cm">
          <text:p/>
        </draw:line>
        <draw:line draw:style-name="gr20" draw:text-style-name="P4" draw:layer="layout" svg:x1="21.761cm" svg:y1="7.822cm" svg:x2="26.097cm" svg:y2="7.822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A-TTC Ryumin" svg:font-family="'A-TTC Ryumin'" style:font-pitch="variable"/>
    <style:font-face style:name="A-TTC Shin Go" svg:font-family="'A-TTC Shin G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9T16:31:25.351828000</meta:creation-date>
    <dc:date>2013-11-29T20:41:17.346766000</dc:date>
    <meta:editing-duration>PT3H54M19S</meta:editing-duration>
    <meta:editing-cycles>6</meta:editing-cycles>
    <meta:generator>LibreOffice/4.1.3.2$MacOSX_x86 LibreOffice_project/70feb7d99726f064edab4605a8ab840c50ec57a</meta:generator>
    <meta:document-statistic meta:object-count="151"/>
  </office:meta>
</office:document-meta>
</file>